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30.76pt" fo:break-before="auto" style:use-optimal-row-height="true"/>
    </style:style>
    <style:style style:name="ro8" style:family="table-row">
      <style:table-row-properties style:row-height="21pt" fo:break-before="auto" style:use-optimal-row-height="true"/>
    </style:style>
    <style:style style:name="ro9"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72" style:family="table-cell" style:parent-style-name="Default">
      <style:table-cell-properties fo:wrap-option="wrap"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6"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41" calcext:value-type="float">
            <text:p>41</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8" calcext:value-type="float">
            <text:p>38</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5" calcext:value-type="float">
            <text:p>35</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9" calcext:value-type="float">
            <text:p>29</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5" calcext:value-type="float">
            <text:p>25</text:p>
          </table:table-cell>
          <table:table-cell table:style-name="ce16" table:formula="of:=COUNTIF([.F$24:.F$105];&quot;Finished in Sprint 4&quot;)" office:value-type="float" office:value="4" calcext:value-type="float">
            <text:p>4</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3" calcext:value-type="float">
            <text:p>23</text:p>
          </table:table-cell>
          <table:table-cell table:style-name="ce16" table:formula="of:=COUNTIF([.F$24:.F$105];&quot;Finished in Sprint 5&quot;)" office:value-type="float" office:value="2" calcext:value-type="float">
            <text:p>2</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1" calcext:value-type="float">
            <text:p>21</text:p>
          </table:table-cell>
          <table:table-cell table:style-name="ce16" table:formula="of:=COUNTIF([.F$24:.F$105];&quot;Finished in Sprint 6&quot;)" office:value-type="float" office:value="2" calcext:value-type="float">
            <text:p>2</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office:value-type="string" calcext:value-type="string">
            <text:p>Finished in Sprint 5</text:p>
          </table:table-cell>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office:value-type="string" calcext:value-type="string">
            <text:p>Finished in Sprint 5</text:p>
          </table:table-cell>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Finished in Sprint 6</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Finished in Sprint 6</text:p>
          </table:table-cell>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7">
          <table:table-cell office:value-type="string" calcext:value-type="string">
            <text:p>CP&amp;L</text:p>
          </table:table-cell>
          <table:table-cell table:style-name="ce48" table:content-validation-name="val4" office:value-type="float" office:value="38" calcext:value-type="float">
            <text:p>38</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72" office:value-type="string" calcext:value-type="string">
            <text:p>Create a corporate Profit &amp; Loss statement, showing all income, expenses, and total profit for all franchises in aggregate</text:p>
          </table:table-cell>
          <table:table-cell table:style-name="ce30" office:value-type="string" calcext:value-type="string">
            <text:p>Keep track of our overall financial situation</text:p>
          </table:table-cell>
          <table:table-cell table:style-name="ce30" office:value-type="string" calcext:value-type="string">
            <text:p>This may require maintaining a list of all franchisee files, loading the data in sequence or simultaneously, and then calculating a single report across them all</text:p>
          </table:table-cell>
          <table:table-cell table:number-columns-repeated="1014"/>
        </table:table-row>
        <table:table-row table:style-name="ro8">
          <table:table-cell office:value-type="string" calcext:value-type="string">
            <text:p>HH</text:p>
          </table:table-cell>
          <table:table-cell table:style-name="ce48" table:content-validation-name="val4" office:value-type="float" office:value="39" calcext:value-type="float">
            <text:p>39</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72" office:value-type="string" calcext:value-type="string">
            <text:p>Automatically change to “happy hour” prices between 4 and 6 pm each day, then back to regular prices</text:p>
          </table:table-cell>
          <table:table-cell table:style-name="ce30" office:value-type="string" calcext:value-type="string">
            <text:p>Increase business during the slow period before supper</text:p>
          </table:table-cell>
          <table:table-cell table:style-name="ce30" office:value-type="string" calcext:value-type="string">
            <text:p>Include an override, so that the feature can be demonstrated regardless of the time of day</text:p>
          </table:table-cell>
          <table:table-cell table:number-columns-repeated="1014"/>
        </table:table-row>
        <table:table-row table:style-name="ro8">
          <table:table-cell office:value-type="string" calcext:value-type="string">
            <text:p>MWT</text:p>
          </table:table-cell>
          <table:table-cell table:style-name="ce48" table:content-validation-name="val4" office:value-type="float" office:value="40" calcext:value-type="float">
            <text:p>40</text:p>
          </table:table-cell>
          <table:table-cell table:style-name="ce48" table:content-validation-name="val5"/>
          <table:table-cell table:style-name="ce48" table:content-validation-name="val6" office:value-type="float" office:value="34" calcext:value-type="float">
            <text:p>34</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72" office:value-type="string" calcext:value-type="string">
            <text:p>See a table to the main window showing all orders in the Unfilled or Filled state </text:p>
          </table:table-cell>
          <table:table-cell table:style-name="ce30" office:value-type="string" calcext:value-type="string">
            <text:p>Easily monitor the backlog of preparation and collecting payment</text:p>
          </table:table-cell>
          <table:table-cell table:style-name="ce30"/>
          <table:table-cell table:number-columns-repeated="1014"/>
        </table:table-row>
        <table:table-row table:style-name="ro8">
          <table:table-cell office:value-type="string" calcext:value-type="string">
            <text:p>MWTS</text:p>
          </table:table-cell>
          <table:table-cell table:style-name="ce48" table:content-validation-name="val4" office:value-type="float" office:value="41" calcext:value-type="float">
            <text:p>41</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72" office:value-type="string" calcext:value-type="string">
            <text:p>Scroll the main window table when it won’t all fit on the screen</text:p>
          </table:table-cell>
          <table:table-cell table:style-name="ce30" office:value-type="string" calcext:value-type="string">
            <text:p>Handle rush hour more efficiently</text:p>
          </table:table-cell>
          <table:table-cell table:style-name="ce30"/>
          <table:table-cell table:number-columns-repeated="1014"/>
        </table:table-row>
        <table:table-row table:style-name="ro3" table:number-rows-repeated="35">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9">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9">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table:table-cell table:style-name="ce44" office:value-type="string" calcext:value-type="string">
            <text:p>bool list_serving to confirm at the end of creating servin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serv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ustom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a dialog at the end of serving to keep adding servings to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popup dialog for customer or server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popup dialog for customer or server for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4" calcext:value-type="float">
            <text:p>4</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SAVD</text:p>
          </table:table-cell>
          <table:table-cell table:content-validation-name="val13"/>
          <table:table-cell table:style-name="ce44" office:value-type="string" calcext:value-type="string">
            <text:p>on save click method. To a file called “file” in flavor, container , toppin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on load click to load until flavor is seen, then container, then topping string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E</text:p>
          </table:table-cell>
          <table:table-cell table:content-validation-name="val13"/>
          <table:table-cell table:content-validation-name="val14" office:value-type="string" calcext:value-type="string">
            <text:p>cash register starts at 500 add to it when an order is paid off</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string called status is manage throughout the create order and pay method</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 calcext:value-type="float">
            <text:p>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 calcext:value-type="float">
            <text:p>2</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 calcext:value-type="float">
            <text:p>2</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2" calcext:value-type="float">
            <text:p>2</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POS</text:p>
          </table:table-cell>
          <table:table-cell table:content-validation-name="val13"/>
          <table:table-cell table:style-name="ce44" office:value-type="string" calcext:value-type="string">
            <text:p>Show order as a server button, list all contents of order to make</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POC</text:p>
          </table:table-cell>
          <table:table-cell table:content-validation-name="val13"/>
          <table:table-cell table:content-validation-name="val14" office:value-type="string" calcext:value-type="string">
            <text:p>show order as a customer button, list all contents as well as cost of each and total</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8">00/00/0000</text:date>, <text:time style:data-style-name="N2" text:time-value="21:30:00.2818200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27T23:03:16.567288290</dc:date>
    <meta:editing-duration>P1DT20H21S</meta:editing-duration>
    <meta:editing-cycles>143</meta:editing-cycles>
    <meta:generator>LibreOffice/5.4.1.2$Linux_X86_64 LibreOffice_project/40m0$Build-2</meta:generator>
    <meta:document-statistic meta:table-count="7" meta:cell-count="1206"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